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Heading_20_1" style:list-style-name="WWNum3"/>
    <style:style style:name="P31" style:family="paragraph" style:parent-style-name="Heading_20_1" style:list-style-name="WWNum3">
      <style:paragraph-properties fo:break-before="auto" fo:break-after="auto"/>
    </style:style>
    <style:style style:name="P32" style:family="paragraph" style:parent-style-name="Heading_20_1">
      <style:paragraph-properties fo:margin-left="0in" fo:margin-right="0in" fo:text-indent="0in" style:auto-text-indent="false" fo:break-before="auto" fo:break-after="auto"/>
    </style:style>
    <style:style style:name="P33" style:family="paragraph" style:parent-style-name="Heading_20_1" style:list-style-name="WWNum3">
      <style:paragraph-properties fo:break-before="page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0" style:family="text">
      <style:text-properties fo:font-variant="normal" fo:text-transform="none" fo:color="#000000" fo:font-size="12pt" style:font-size-asian="12pt" style:font-size-complex="12pt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Aplicaciones Ofimáticas (Office Applications)</text:span><text:span text:style-name="T2"><text:line-break/></text:span><text:span text:style-name="T3">UD 10. Actividades evaluables 02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4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o5ex53eqqcxm" text:style-name="Index_20_Link" text:visited-style-name="Index_20_Link"><text:span text:style-name="T17">3. Actividad 01<text:tab/>3</text:span></text:a></text:p>
          <text:p text:style-name="P14"><text:a xlink:type="simple" xlink:href="#_mddm13ai61n6" text:style-name="Index_20_Link" text:visited-style-name="Index_20_Link"><text:span text:style-name="T17">4. Actividad 02<text:tab/></text:span></text:a><text:span text:style-name="T18">4</text:span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8"/>
      <text:p text:style-name="P19"><text:span text:style-name="T15">UD10. Actividades evaluables 02</text:span></text:p>
      <text:list xml:id="list324759908" text:style-name="WWNum3">
        <text:list-item>
          <text:p text:style-name="P31"><text:bookmark text:name="_dbh0n1vac4c8"/>Fecha de entrega</text:p>
        </text:list-item>
      </text:list>
      <text:p text:style-name="Standard"><text:span text:style-name="T10">Fecha límite de entrega: </text:span><text:span text:style-name="T21">Viernes 24 de marzo en clase (o con video probando su realización). </text:span>La actividad será evaluada al momento que el profesorado la observe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42832053629559" text:continue-numbering="true" text:style-name="WWNum3">
        <text:list-item>
          <text:p text:style-name="P31"><text:bookmark text:name="_9maybllx2a09"/>Observaciones previas a la realización de tareas evaluables</text:p>
        </text:list-item>
      </text:list>
      <text:list xml:id="list848991351" text:style-name="WWNum1">
        <text:list-item>
          <text:p text:style-name="P24">La aplicación debe tener una buena presentación.</text:p>
        </text:list-item>
        <text:list-item>
          <text:p text:style-name="P26"><text:soft-page-break/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42831805739531" text:continue-list="list142832053629559" text:style-name="WWNum3">
        <text:list-item>
          <text:p text:style-name="P30"><text:bookmark text:name="_o5ex53eqqcxm"/>Actividad 01</text:p>
        </text:list-item>
      </text:list>
      <text:p text:style-name="Standard">Realiza una aplicación con <text:a xlink:type="simple" xlink:href="https://glideapps.com" text:style-name="ListLabel_20_19" text:visited-style-name="ListLabel_20_19"><text:span text:style-name="T22">https://www.glideapps.com</text:span></text:a> que te permita gestionar enlaces interesantes que has encontrado en Internet (por ejemplo, una web con apuntes, una web con trucos para un juego, etc.).</text:p>
      <text:p text:style-name="Standard">En primer lugar, la aplicación deberá permitir gestionar categorías (añadir, editar, eliminar).</text:p>
      <text:p text:style-name="Standard">En segundo lugar, la aplicación permitirá poner el enlace en una categoría concreta (obligatorio para cada enlace tener una categoría). Además, debe dejar valorar cada enlace con una puntuación del 1 al 5 de forma atractiva a la vista.</text:p>
      <text:p text:style-name="Standard">La aplicación deberá tener 4 vistas:</text:p>
      <text:list xml:id="list567769056" text:style-name="WWNum2">
        <text:list-item>
          <text:p text:style-name="P25"><text:span text:style-name="T10">Enlaces</text:span>: donde se podrán ver todos los enlaces y gestionarlos (añadir, editar, eliminar, etc.).</text:p>
        </text:list-item>
        <text:list-item>
          <text:p text:style-name="P28"><text:span text:style-name="T10">Categorías</text:span>: donde se podrán ver todas las categorías y gestionarlas (añadir, editar, eliminar, etc.).</text:p>
        </text:list-item>
        <text:list-item>
          <text:p text:style-name="P27"><text:span text:style-name="T10">Filtrado categoría</text:span>: donde se podrán filtrar enlaces por una categoría seleccionada. Estos enlaces se podrán editar y eliminar.</text:p>
        </text:list-item>
      </text:list>
      <text:p text:style-name="P29"/>
      <text:p text:style-name="P11"><text:span text:style-name="T11"><text:s/>❕</text:span><text:span text:style-name="T12"> </text:span><text:span text:style-name="T10">Atención: </text:span>la aplicación debe ser atractiva a la vista y fácil de usar, cuidando al máximo los detalles para que tenga un aspecto profesional.</text:p>
      <text:p text:style-name="Standard">Utiliza lo aprendido y si no tienes claro que necesita la aplicación, como desarrollador pregunta al cliente (el profesorado) que necesita la aplicación, si es funcional, etc. <text:span text:style-name="T21">Recuerda que la aplicación será corregida al enseñarla al profesorado y este deberá dar el visto bueno.</text:span></text:p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  <text:p text:style-name="P32"><text:bookmark text:name="_xptu7dnts7sg"/></text:p>
      <text:list xml:id="list142831994587678" text:continue-list="list142831805739531" text:style-name="WWNum3">
        <text:list-item>
          <text:p text:style-name="P33"><text:bookmark text:name="_mddm13ai61n6"/>Actividad 02</text:p>
        </text:list-item>
      </text:list>
      <text:p text:style-name="P10">Realiza una aplicación con <text:a xlink:type="simple" xlink:href="https://glideapps.com" text:style-name="ListLabel_20_19" text:visited-style-name="ListLabel_20_19"><text:span text:style-name="T22">https://www.glideapps.com</text:span></text:a> que te permita gestionar pedidos de mesas en un restaurante. El camarero deberá poder anotar que productos pide cada mesa y una vez rellenada la nota, poder hacer que la vea cocina. Mientras tanto, cocina cuando le llegue una nota, preparará los platos y podrá avisar cuando están listos para que los platos sean recogidos por el camarero, finalizando la nota.</text:p>
      <text:p text:style-name="P10">De cada nota, se podrá ver las tanto los precios subtotales de cada producto por su cantidad, como el precio total de la nota.</text:p>
      <text:p text:style-name="Standard">La aplicación deberá tener 4 vistas:</text:p>
      <text:list xml:id="list142830125138608" text:continue-list="list567769056" text:style-name="WWNum2">
        <text:list-item>
          <text:p text:style-name="P25"><text:span text:style-name="T10">Notas</text:span>: donde empezará la creación de una nueva nota y donde se podrá indicar que pasa a cocina. Solo pueden acceder usuarios con el rol “Camarero”.</text:p>
        </text:list-item>
        <text:list-item>
          <text:p text:style-name="P28"><text:span text:style-name="T10">Cocina</text:span>: donde se podrá leer una nota que pasa a cocina y la cocina podrá indicar que la nota esta lista para servirse. Solo pueden acceder a esta vista usuarios con el rol “Cocina”.</text:p>
        </text:list-item>
        <text:list-item>
          <text:p text:style-name="P28"><text:span text:style-name="T10">Notas por servir</text:span>: donde se podrá ver que notas están listas en cocina y con un botón se podrá cambiar el estado a servidas. Solo podrán acceder usuarios con el rol “Camarero”.</text:p>
        </text:list-item>
        <text:list-item>
          <text:p text:style-name="P27"><text:span text:style-name="T10">Notas finalizadas</text:span>: donde se podrá ver notas finalizadas. Solo podrán entrar usuarios con rol “Camarero”.</text:p>
        </text:list-item>
      </text:list>
      <text:p text:style-name="P10">Para gestionar si la nota está tomándose, la nota está en cocina, la nota lista para servirse o la nota ha finalizado (Ya se ha servido) se recomienda cada nota tenga un campo “estado”.</text:p>
      <text:p text:style-name="P11"><text:span text:style-name="T11"><text:s/>❕</text:span><text:span text:style-name="T12"> </text:span><text:span text:style-name="T10">Atención: </text:span>la aplicación debe ser atractiva a la vista y fácil de usar, cuidando al máximo los detalles para que tenga un aspecto profesional.</text:p>
      <text:p text:style-name="P10">Utiliza lo aprendido y si no tienes claro que necesita la aplicación, como desarrollador pregunta al cliente (el profesorado) que necesita la aplicación, si es funcional, etc. <text:span text:style-name="T21">Recuerda que la aplicación será corregida al enseñarla al profesorado y este deberá dar el visto bueno.</text:span></text:p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0. Actividades evaluables 02</text:span></text:p>
      </style:header>
      <style:footer>
        <text:p text:style-name="MP4"><text:span text:style-name="MT1">Aplicaciones Ofimáticas (Office Applications)<text:tab/><text:tab/>UD10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1" meta:word-count="832" meta:character-count="5042" meta:non-whitespace-character-count="4259"/>
    <meta:generator>LibreOfficeDev/6.0.5.2$Linux_X86_64 LibreOffice_project/</meta:generator>
  </office:meta>
</office:document-meta>
</file>